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Kartika" svg:font-family="Kartik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ML 1020 Essay #1</text:p>
      <text:p text:style-name="Standard"/>
      <text:p text:style-name="Standard">Hadoop Architecture</text:p>
      <text:p text:style-name="Standard"/>
      <text:p text:style-name="P1">Explain the Hadoop architecture. Describe its components. What is the role of MapReduce? Among the many packages, describe the functioning of Apache Spark</text:p>
      <text:p text:style-name="Standard"/>
      <text:p text:style-name="Standard">MapReduce</text:p>
      <text:p text:style-name="Standard"/>
      <text:p text:style-name="Standard">Apache Spa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Kartika" svg:font-family="Kartik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 Gray</meta:initial-creator>
    <meta:creation-date>2020-02-04T16:47:04.17</meta:creation-date>
    <meta:document-statistic meta:table-count="0" meta:image-count="0" meta:object-count="0" meta:page-count="1" meta:paragraph-count="5" meta:word-count="32" meta:character-count="212"/>
    <dc:date>2020-02-04T17:03:27.92</dc:date>
    <dc:creator>Pete Gray</dc:creator>
    <meta:editing-duration>PT1M2S</meta:editing-duration>
    <meta:editing-cycles>1</meta:editing-cycles>
    <meta:generator>OpenOffice/4.1.1$Win32 OpenOffice.org_project/411m6$Build-9775</meta:generator>
  </office:meta>
</office:document-meta>
</file>